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style:font-name="Georgia" fo:font-size="16pt" fo:language="ru" fo:country="RU" fo:font-weight="bold" officeooo:rsid="000be960" officeooo:paragraph-rsid="000be960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.0398in" fo:margin-bottom="0.0398in" loext:contextual-spacing="false" fo:line-height="150%"/>
      <style:text-properties style:font-name="Georgia" fo:font-size="14pt" fo:language="ru" fo:country="RU" fo:font-weight="normal" officeooo:rsid="000be960" officeooo:paragraph-rsid="000be96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style:font-name="Georgia" fo:font-size="20pt" fo:language="ru" fo:country="RU" fo:font-weight="bold" officeooo:rsid="000be960" officeooo:paragraph-rsid="000be960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top="0.0398in" fo:margin-bottom="0.0398in" loext:contextual-spacing="false" fo:line-height="150%"/>
      <style:text-properties officeooo:paragraph-rsid="000d732e"/>
    </style:style>
    <style:style style:name="P5" style:family="paragraph" style:parent-style-name="Standard">
      <style:paragraph-properties fo:margin-top="0.0398in" fo:margin-bottom="0.0398in" loext:contextual-spacing="false" fo:line-height="150%"/>
      <style:text-properties officeooo:paragraph-rsid="000faeca"/>
    </style:style>
    <style:style style:name="P6" style:family="paragraph" style:parent-style-name="Standard">
      <style:paragraph-properties fo:margin-top="0.0398in" fo:margin-bottom="0.0398in" loext:contextual-spacing="false" fo:line-height="150%"/>
      <style:text-properties officeooo:paragraph-rsid="00127f56"/>
    </style:style>
    <style:style style:name="P7" style:family="paragraph" style:parent-style-name="Standard">
      <style:paragraph-properties fo:margin-top="0.0398in" fo:margin-bottom="0.0398in" loext:contextual-spacing="false" fo:line-height="150%"/>
      <style:text-properties officeooo:paragraph-rsid="00129ac9"/>
    </style:style>
    <style:style style:name="P8" style:family="paragraph" style:parent-style-name="Standard">
      <style:paragraph-properties fo:margin-top="0.0398in" fo:margin-bottom="0.0398in" loext:contextual-spacing="false" fo:line-height="150%"/>
      <style:text-properties officeooo:paragraph-rsid="00153ef0"/>
    </style:style>
    <style:style style:name="P9" style:family="paragraph" style:parent-style-name="Standard">
      <style:paragraph-properties fo:margin-top="0.0398in" fo:margin-bottom="0.0398in" loext:contextual-spacing="false" fo:line-height="150%"/>
      <style:text-properties officeooo:rsid="000faeca" officeooo:paragraph-rsid="000faeca"/>
    </style:style>
    <style:style style:name="T1" style:family="text">
      <style:text-properties style:font-name="Georgia" fo:font-size="14pt" fo:language="ru" fo:country="RU" fo:font-weight="normal" style:font-size-asian="12.25pt" style:font-weight-asian="normal" style:font-size-complex="14pt" style:font-weight-complex="normal"/>
    </style:style>
    <style:style style:name="T2" style:family="text">
      <style:text-properties style:font-name="Georgia" fo:font-size="14pt" fo:language="ru" fo:country="RU" fo:font-weight="normal" officeooo:rsid="000c2c4e" style:font-size-asian="12.25pt" style:font-weight-asian="normal" style:font-size-complex="14pt" style:font-weight-complex="normal"/>
    </style:style>
    <style:style style:name="T3" style:family="text">
      <style:text-properties style:font-name="Georgia" fo:font-size="14pt" fo:language="ru" fo:country="RU" fo:font-weight="normal" officeooo:rsid="000be960" style:font-size-asian="12.25pt" style:font-weight-asian="normal" style:font-size-complex="14pt" style:font-weight-complex="normal"/>
    </style:style>
    <style:style style:name="T4" style:family="text">
      <style:text-properties style:font-name="Georgia" fo:font-size="14pt" fo:language="ru" fo:country="RU" fo:font-weight="normal" officeooo:rsid="000d732e" style:font-size-asian="12.25pt" style:font-weight-asian="normal" style:font-size-complex="14pt" style:font-weight-complex="normal"/>
    </style:style>
    <style:style style:name="T5" style:family="text">
      <style:text-properties style:font-name="Georgia" fo:font-size="14pt" fo:language="ru" fo:country="RU" fo:font-weight="normal" officeooo:rsid="000e6be8" style:font-size-asian="12.25pt" style:font-weight-asian="normal" style:font-size-complex="14pt" style:font-weight-complex="normal"/>
    </style:style>
    <style:style style:name="T6" style:family="text">
      <style:text-properties style:font-name="Georgia" fo:font-size="14pt" fo:language="ru" fo:country="RU" fo:font-weight="normal" officeooo:rsid="000faeca" style:font-size-asian="12.25pt" style:font-weight-asian="normal" style:font-size-complex="14pt" style:font-weight-complex="normal"/>
    </style:style>
    <style:style style:name="T7" style:family="text">
      <style:text-properties style:font-name="Georgia" fo:font-size="14pt" fo:language="ru" fo:country="RU" fo:font-weight="normal" officeooo:rsid="00109533" style:font-size-asian="12.25pt" style:font-weight-asian="normal" style:font-size-complex="14pt" style:font-weight-complex="normal"/>
    </style:style>
    <style:style style:name="T8" style:family="text">
      <style:text-properties style:font-name="Georgia" fo:font-size="14pt" fo:language="ru" fo:country="RU" fo:font-weight="normal" officeooo:rsid="00127f56" style:font-size-asian="12.25pt" style:font-weight-asian="normal" style:font-size-complex="14pt" style:font-weight-complex="normal"/>
    </style:style>
    <style:style style:name="T9" style:family="text">
      <style:text-properties style:font-name="Georgia" fo:font-size="14pt" fo:language="ru" fo:country="RU" fo:font-weight="normal" officeooo:rsid="00129ac9" style:font-size-asian="12.25pt" style:font-weight-asian="normal" style:font-size-complex="14pt" style:font-weight-complex="normal"/>
    </style:style>
    <style:style style:name="T10" style:family="text">
      <style:text-properties style:font-name="Georgia" fo:font-size="14pt" fo:language="ru" fo:country="RU" fo:font-weight="normal" officeooo:rsid="0013d8d6" style:font-size-asian="12.25pt" style:font-weight-asian="normal" style:font-size-complex="14pt" style:font-weight-complex="normal"/>
    </style:style>
    <style:style style:name="T11" style:family="text">
      <style:text-properties style:font-name="Georgia" fo:font-size="14pt" fo:language="ru" fo:country="RU" fo:font-weight="normal" officeooo:rsid="00153ef0" style:font-size-asian="12.25pt" style:font-weight-asian="normal" style:font-size-complex="14pt" style:font-weight-complex="normal"/>
    </style:style>
    <style:style style:name="T12" style:family="text">
      <style:text-properties style:font-name="Georgia" fo:font-size="14pt" fo:language="ru" fo:country="RU" fo:font-weight="normal" officeooo:rsid="00169045" style:font-size-asian="12.25pt" style:font-weight-asian="normal" style:font-size-complex="14pt" style:font-weight-complex="normal"/>
    </style:style>
    <style:style style:name="T13" style:family="text">
      <style:text-properties officeooo:rsid="00153ef0"/>
    </style:style>
    <style:style style:name="T14" style:family="text">
      <style:text-properties officeooo:rsid="001690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Эссе на тему:</text:p>
      <text:p text:style-name="P1">«Сегодня нам стало доступно множество источников информации. Уменьшило ли это манипуляцию общественным мнением?»</text:p>
      <text:p text:style-name="P2"/>
      <text:p text:style-name="P4"><text:span text:style-name="T2">М</text:span><text:span text:style-name="T3">анипуляция общественным мнением, </text:span><text:span text:style-name="T2">фейк, </text:span><text:span text:style-name="T3">медиа грамотность, критическое мышление — </text:span><text:span text:style-name="T4">все </text:span><text:span text:style-name="T2">эти термины все чаше используются современным человеком. Интернет принёс бесчисленное множество профессий, источников информации и возможностей. Возможностей не только </text:span><text:span text:style-name="T4">потреблять контент с неимоверной скоростью, но также порождать фейки, с лёгкостью проникать в человеческое сознание и эффективно манипулировать общественным мнением.</text:span></text:p>
      <text:p text:style-name="P4"><text:span text:style-name="T4"/></text:p>
      <text:p text:style-name="P5"><text:span text:style-name="T4">Во-первых, </text:span><text:span text:style-name="T5">с приходом новых технологий, мы стали намного ближе к самому источнику информации. Мы </text:span><text:span text:style-name="T6">завели привычки, о которых и не догадывались, </text:span><text:span text:style-name="T5">приобрели ценности, которых ранее не имели, и стали ими дорожить, тем самым </text:span><text:span text:style-name="T6">став более уязвимыми для троллей, манипуляций и провокаций.</text:span></text:p>
      <text:p text:style-name="P5"><text:span text:style-name="T6"/></text:p>
      <text:p text:style-name="P5"><text:span text:style-name="T6">Только представьте себе удивление человека, </text:span><text:span text:style-name="T10">допустим</text:span><text:span text:style-name="T6">, из 1970 года, если бы ему сказали, что он будет дорожить каким-то виртуальным аккаунтом в социальной сети или мессенджере также, как и горячей водой. «Абсурд», сказал бы он, но увы, общедоступность информации и социальный статус стребуют сказать иначе. Подобного рода ценности — это </text:span><text:span text:style-name="T7">лакомый кусочек для троллей, </text:span><text:span text:style-name="T8">который они с радостью хотят заполучить.</text:span></text:p>
      <text:p text:style-name="P9"><text:span text:style-name="T8"/></text:p>
      <text:p text:style-name="P7"><text:soft-page-break/><text:span text:style-name="T8">Во-вторых, новые технологии принесли доступность информации. </text:span><text:span text:style-name="T11">В современном мире</text:span><text:span text:style-name="T8"> </text:span><text:span text:style-name="T11">почти каждый подросток имеет аккаунт в Instagram с подпиской на новостные паблики.</text:span></text:p>
      <text:p text:style-name="P7"><text:span text:style-name="T8"/></text:p>
      <text:p text:style-name="P7"><text:span text:style-name="T8">Уже не нужно иметь дорогой телевизор или покупать газеты, теперь все происходит прямо у нас в руках – в телефоне. Доступность информации – это прямая корреляция </text:span><text:span text:style-name="T9">уровня подготовки пользовател</text:span><text:span text:style-name="T10">ей</text:span><text:span text:style-name="T9"> к манипуляции </text:span><text:span text:style-name="T10">их</text:span><text:span text:style-name="T9"> мнени</text:span><text:span text:style-name="T10">ями</text:span><text:span text:style-name="T9">. То есть чем доступнее информация, тем больше пользователей подвластно манипуляции. Интернет – это цифровой рай для </text:span><text:span text:style-name="T11">манипулятивного</text:span><text:span text:style-name="T9"> контента и необразованных </text:span><text:span text:style-name="T10">потребителей</text:span><text:span text:style-name="T9">.</text:span></text:p>
      <text:p text:style-name="P7"><text:span text:style-name="T9"/></text:p>
      <text:p text:style-name="P8"><text:span text:style-name="T9">П</text:span><text:span text:style-name="T11">одводя черту, новые технологии колоссально ускорили потребление контента, дали возможность каждому быть в курсе происходящего и открыли двери практически для безграничных возможностей. Однако, с открытыми дверями </text:span><text:span text:style-name="T12">далеко не безопасно, нужно оставаться бдительным, ответственным и не пускать подозрительный контент к себе в сознание.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6"><text:span text:style-name="T9"/></text:p>
      <text:p text:style-name="P6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8:00:34.657477092</meta:creation-date>
    <dc:date>2020-10-27T21:49:51.959509215</dc:date>
    <meta:editing-duration>PT15M3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8" meta:word-count="277" meta:character-count="2112" meta:non-whitespace-character-count="1838"/>
  </office:meta>
</office:document-meta>
</file>